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07/19/2015 09:13:42 PM utils execute (0.001) SELECT "snip_piece"."id", "snip_piece"."post_edith", "snip_piece"."catalogue_id", "snip_piece"."heath_id", "snip_piece"."piece_name", "snip_piece"."slug", "snip_piece"."piece_description", "snip_piece"."manufactured_date", "snip_piece"."length_inches", "snip_piece"."width_inches", "snip_piece"."height_inches", "snip_piece"."weight_ounces", "snip_piece"."length_mm", "snip_piece"."width_mm", "snip_piece"."height_mm", "snip_piece"."weight_grams", "snip_piece"."cataloguer", "snip_piece"."catalogue_date" FROM "snip_piece" WHERE "snip_piece"."slug" = '3jno'; args=('3jno',)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07/19/2015 09:13:42 PM utils execute (0.001) INSERT INTO "snip_piece" ("post_edith", "catalogue_id", "heath_id", "piece_name", "slug", "piece_description", "manufactured_date", "length_inches", "width_inches", "height_inches", "weight_ounces", "length_mm", "width_mm", "height_mm", "weight_grams", "cataloguer", "catalogue_date") VALUES (false, 'PVGoCfw', 'ODONpv', 'OtKcGs', '3jno', 'ZxMSvww', '2015-08-26'::date, 8136, 98955, <text:s/>-16250, 65676, NULL, 90583, 51175, NULL, '  Latricia Landrum', '2014-05-18'::date) 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TURNING "snip_piece"."id"; args=(False, 'PVGoCfw', 'ODONpv', 'OtKcGs', '3jno', 'ZxMSvww', datetime.date(2015, 8, 26), 8136, 98955, -16250, 65676, None, 90583, 51175, None, ' \xa0Latricia Landrum', datetime.date(2014, 5, 18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21:19:13.907754968</meta:creation-date>
    <dc:date>2015-07-19T21:29:01.964191373</dc:date>
    <meta:editing-duration>P0D</meta:editing-duration>
    <meta:editing-cycles>1</meta:editing-cycles>
    <meta:document-statistic meta:table-count="1" meta:cell-count="3" meta:object-count="0"/>
    <meta:generator>LibreOffice/4.2.8.2$Linux_X86_64 LibreOffice_project/420m0$Build-2</meta:generator>
  </office:meta>
</office:document-meta>
</file>